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Helvetica" svg:font-family="Helvetica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0693in" fo:margin-left="0.7874in" fo:margin-right="0.5000in" fo:text-align="center"/>
      <style:text-properties style:font-name="Courier New" fo:font-size="16.0pt" fo:color="#000000"/>
    </style:style>
    <style:style style:name="P2" style:family="paragraph" style:parent-style-name="Standard">
      <style:paragraph-properties fo:text-align="center"/>
      <style:text-properties style:font-name="Courier New" fo:font-size="12.0pt"/>
    </style:style>
    <style:style style:name="P3" style:family="paragraph" style:parent-style-name="Standard">
      <style:paragraph-properties fo:text-align="center"/>
      <style:text-properties style:font-name="Courier New" fo:font-size="12.0pt" fo:color="#000000"/>
    </style:style>
    <style:style style:name="P4" style:family="paragraph" style:parent-style-name="Standard">
      <style:paragraph-properties fo:text-align="center"/>
      <style:text-properties style:font-name="Courier New" fo:font-size="10.0pt" fo:color="#000000"/>
    </style:style>
    <style:style style:name="P5" style:family="paragraph" style:parent-style-name="Standard">
      <style:paragraph-properties fo:margin-bottom="0.0835in" fo:line-height="120%"/>
      <style:text-properties style:font-name="Courier New" fo:font-size="12.0pt"/>
    </style:style>
    <style:style style:name="P6" style:family="paragraph" style:parent-style-name="Standard">
      <style:paragraph-properties fo:margin-bottom="0.0833in" fo:text-align="justify"/>
      <style:text-properties style:font-name="Courier New" fo:font-size="11.0pt" fo:color="#ff0000"/>
    </style:style>
    <style:style style:name="P7" style:family="paragraph" style:parent-style-name="Standard">
      <style:paragraph-properties fo:margin-left="0.5000in" fo:text-align="justify" fo:text-indent="-0.2500in"/>
      <style:text-properties style:font-name="Courier New" fo:font-size="11.0pt"/>
    </style:style>
    <style:style style:name="P8" style:family="paragraph" style:parent-style-name="Standard">
      <style:paragraph-properties fo:margin-bottom="0.0833in" fo:margin-left="0.5000in" fo:text-align="justify" fo:text-indent="-0.2500in"/>
      <style:text-properties style:font-name="Courier New" fo:font-size="11.0pt"/>
    </style:style>
    <style:style style:name="P9" style:family="paragraph" style:parent-style-name="Standard">
      <style:paragraph-properties fo:margin-bottom="0.0833in" fo:line-height="120%"/>
      <style:text-properties style:font-name="Courier New" fo:font-size="12.0pt"/>
    </style:style>
    <style:style style:name="P10" style:family="paragraph" style:parent-style-name="Standard">
      <style:paragraph-properties fo:margin-bottom="0.0972in" fo:text-align="justify" fo:line-height="120%"/>
      <style:text-properties style:font-name="Courier New" fo:font-size="12.0pt"/>
    </style:style>
    <style:style style:name="P11" style:family="paragraph" style:parent-style-name="Standard">
      <style:paragraph-properties fo:margin-bottom="0.0972in" fo:line-height="120%"/>
      <style:text-properties style:font-name="Courier New" fo:font-size="12.0pt"/>
    </style:style>
    <style:style style:name="P12" style:family="paragraph" style:parent-style-name="Standard">
      <style:paragraph-properties fo:margin-bottom="0.0833in" fo:line-height="120%"/>
      <style:text-properties style:font-name="Courier New" fo:font-size="12.0pt" fo:color="#38761d"/>
    </style:style>
    <style:style style:name="P13" style:family="paragraph" style:parent-style-name="Standard">
      <style:text-properties style:font-name="Courier New" fo:font-size="12.0pt"/>
    </style:style>
    <style:style style:name="P14" style:family="paragraph" style:parent-style-name="Standard">
      <style:text-properties style:font-name="Helvetica" fo:font-size="12.0pt"/>
    </style:style>
    <style:style style:name="P15" style:family="paragraph" style:parent-style-name="Standard">
      <style:paragraph-properties fo:margin-left="0.5000in" fo:text-indent="-0.2500in"/>
      <style:text-properties style:font-name="Courier New" fo:font-size="12.0pt"/>
    </style:style>
    <style:style style:name="P16" style:family="paragraph" style:parent-style-name="Standard">
      <style:paragraph-properties fo:margin-left="0.7083in" fo:text-indent="-0.2500in"/>
      <style:text-properties style:font-name="Courier New" fo:font-size="12.0pt"/>
    </style:style>
    <style:style style:name="P17" style:family="paragraph" style:parent-style-name="Standard">
      <style:paragraph-properties fo:margin-bottom="0.0833in"/>
      <style:text-properties style:font-name="Courier New" fo:font-size="11.0pt" fo:color="#cc0000"/>
    </style:style>
    <style:style style:name="P18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color="#000000"/>
    </style:style>
    <style:style style:name="T3" style:family="text">
      <style:text-properties fo:font-size="11.0pt" fo:font-size-asian="11.0pt" fo:font-size-complex="11.0pt"/>
    </style:style>
    <style:style style:name="T4" style:family="text">
      <style:text-properties style:font-name="Helvetica" fo:color="#000000"/>
    </style:style>
    <style:style style:name="T5" style:family="text">
      <style:text-properties style:font-name="Helvetica"/>
    </style:style>
    <style:style style:name="T6" style:family="text">
      <style:text-properties style:text-underline-style="solid"/>
    </style:style>
    <style:style style:name="T7" style:family="text">
      <style:text-properties style:text-underline-style="solid" fo:color="#1155cc"/>
    </style:style>
    <style:style style:name="T8" style:family="text">
      <style:text-properties fo:font-size="10.0pt" fo:font-size-asian="10.0pt" fo:font-size-complex="10.0pt" fo:font-weight="bold" fo:font-weight-asian="bold" fo:font-weight-complex="bold" fo:color="#ff00b7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Performance Template for ICLC 20</text:span><text:span text:style-name="T2">20</text:span><text:span text:style-name="T1"><text:line-break/>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Performer 1</text:span></text:p>
          </table:table-cell>
          <table:table-cell table:style-name="TableCell1">
            <text:p text:style-name="P2"><text:span text:style-name="T1">Performer 2</text:span></text:p>
          </table:table-cell>
          <table:table-cell table:style-name="TableCell1">
            <text:p text:style-name="P2"><text:span text:style-name="T1">Performer 3</text:span></text:p>
          </table:table-cell>
        </table:table-row>
        <table:table-row>
          <table:table-cell table:style-name="TableCell1">
            <text:p text:style-name="P3">Affiliation1</text:p>
            <text:p text:style-name="P4">one@livecode.mx</text:p>
          </table:table-cell>
          <table:table-cell table:style-name="TableCell1">
            <text:p text:style-name="P3">Affiliation2</text:p>
            <text:p text:style-name="P4">two@onthefly.ca</text:p>
          </table:table-cell>
          <table:table-cell table:style-name="TableCell1">
            <text:p text:style-name="P3">Affiliation3</text:p>
            <text:p text:style-name="P4">three@creative.uk</text:p>
          </table:table-cell>
        </table:table-row>
      </table:table>
      <text:p text:style-name="P5"><text:span text:style-name="T1"/></text:p>
      <text:p text:style-name="P6"><text:span text:style-name="T1">Important info:</text:span></text:p>
      <text:list text:style-name="L1">
        <text:list-item>
          <text:p text:style-name="P7">●<text:tab/>your full proposal should be no longer than 2 pages (not including <text:s/>the questionnaire on page 2 and 3 of this template)</text:p>
        </text:list-item>
        <text:list-item>
          <text:p text:style-name="P7">●<text:tab/>Please use this font and style</text:p>
        </text:list-item>
        <text:list-item>
          <text:p text:style-name="P8">●<text:tab/>In line with this year theme, we welcome (but we will not limit to of course) collaborative performances between live coders and “non-live coders” (e.g. traditional instrumentalist, actors, dancers etc..)</text:p>
        </text:list-item>
      </text:list>
      <text:p text:style-name="P9"><text:span text:style-name="T1">Programme note</text:span></text:p>
      <text:p text:style-name="P10">Please provide a programme note </text:p>
      <text:p text:style-name="P10"><text:span text:style-name="T1">Biography</text:span></text:p>
      <text:p text:style-name="P10">Please provide a short biography for the group or each individual performer (100-150 words for each contributor).</text:p>
      <text:p text:style-name="P11"><text:span text:style-name="T1">Material</text:span></text:p>
      <text:p text:style-name="P9">Please include <text:span text:style-name="T3">a stable link to a video</text:span><text:s/>excerpt of 1-2 minutes of your performance.</text:p>
      <text:p text:style-name="P12"><text:span text:style-name="T1">[Please answer the questionnaire on page 2 and 3]</text:span><text:span text:style-name="T4"/></text:p>
      <text:p text:style-name="P13"><text:span text:style-name="T1">Please answer all the questions of the questionnaire. </text:span></text:p>
      <text:p text:style-name="P14"/>
      <text:p text:style-name="P13">1. Specify which of the following performance settings would be preferred (note: you may be asked to perform within a different setting than your preferred setting):</text:p>
      <text:list text:style-name="L1">
        <text:list-item>
          <text:p text:style-name="P15"><text:span text:style-name="T5">●<text:tab/></text:span>On stage in a quiet concert hall, audience in fixed seating facing the stage <text:span text:style-name="T1"><text:s/>[ <text:s/>] </text:span></text:p>
        </text:list-item>
        <text:list-item>
          <text:p text:style-name="P15"><text:span text:style-name="T5">●<text:tab/></text:span>Flexible performance environment without stage or fixed seating <text:span text:style-name="T1">[ <text:s/>] </text:span></text:p>
        </text:list-item>
        <text:list-item>
          <text:p text:style-name="P15"><text:span text:style-name="T5">●<text:tab/></text:span>Algorave/club setting <text:span text:style-name="T1">[ <text:s/>] </text:span></text:p>
        </text:list-item>
        <text:list-item>
          <text:p text:style-name="P15"><text:span text:style-name="T5">●<text:tab/></text:span>Other-please specify: </text:p>
        </text:list-item>
      </text:list>
      <text:p text:style-name="P14"/>
      <text:p text:style-name="P14"/>
      <text:p text:style-name="P13">4. Maximum duration in minutes (note: keep in mind that you may be asked to perform within a narrower time frame):</text:p>
      <text:p text:style-name="P13"><text:s text:c="3"/>Duration: <text:span text:style-name="T1">[ <text:s/>] </text:span></text:p>
      <text:p text:style-name="P14"/>
      <text:p text:style-name="P13">5. Please specify what type of loudspeaker system is required.</text:p>
      <text:list text:style-name="L1">
        <text:list-item>
          <text:p text:style-name="P15"><text:span text:style-name="T5">●<text:tab/></text:span>Stereo <text:s/><text:span text:style-name="T1">[ <text:s/>] </text:span></text:p>
        </text:list-item>
        <text:list-item>
          <text:p text:style-name="P15"><text:span text:style-name="T5">●<text:tab/></text:span>Quadraphonic <text:span text:style-name="T1">[ <text:s/>] </text:span></text:p>
        </text:list-item>
        <text:list-item>
          <text:p text:style-name="P15"><text:span text:style-name="T5">●<text:tab/></text:span>Other – please specify:</text:p>
        </text:list-item>
      </text:list>
      <text:p text:style-name="P13"><text:s text:c="4"/></text:p>
      <text:p text:style-name="P13">OTHER Technical Requirements (Monitors, DI):</text:p>
      <text:p text:style-name="P13"/>
      <text:p text:style-name="P13">6. Please specify what projection/display equipment is required.</text:p>
      <text:p text:style-name="P13"/>
      <text:list text:style-name="L1">
        <text:list-item>
          <text:p text:style-name="P15"><text:span text:style-name="T5">●<text:tab/></text:span>Number of projectors <text:span text:style-name="T1">[ <text:s/>] </text:span></text:p>
        </text:list-item>
        <text:list-item>
          <text:p text:style-name="P15"><text:span text:style-name="T5">●<text:tab/></text:span>Resolution <text:s/><text:span text:style-name="T1">[ <text:s/>] </text:span></text:p>
        </text:list-item>
        <text:list-item>
          <text:p text:style-name="P15"><text:span text:style-name="T5">●<text:tab/></text:span>Type of connector reuqired (HDMI, VGA etc.) <text:span text:style-name="T1">[ <text:s/>] </text:span></text:p>
        </text:list-item>
        <text:list-item>
          <text:p text:style-name="P15"><text:span text:style-name="T5">●<text:tab/></text:span>Other – please specify:</text:p>
        </text:list-item>
      </text:list>
      <text:p text:style-name="P14"/>
      <text:p text:style-name="P13">7. Please specify what Internet requirements does the performance have.</text:p>
      <text:p text:style-name="P13"/>
      <text:list text:style-name="L1">
        <text:list-item>
          <text:p text:style-name="P16"><text:span text:style-name="T5">● </text:span>No Internet requirements at all <text:s/><text:span text:style-name="T1">[ <text:s/>] </text:span></text:p>
        </text:list-item>
        <text:list-item>
          <text:p text:style-name="P16"><text:span text:style-name="T5">● </text:span>Basic Internet access (i.e. no publicly reachable sockets,<text:tab/>low bandwidth) <text:s/><text:span text:style-name="T1">[ <text:s/>] </text:span></text:p>
        </text:list-item>
        <text:list-item>
          <text:p text:style-name="P16"><text:span text:style-name="T5">● </text:span>Other Internet access (i.e. publicly reachable open sockets, particular bandwidth requirements, etc) – please specify:</text:p>
        </text:list-item>
      </text:list>
      <text:p text:style-name="P14"/>
      <text:p text:style-name="P14"/>
      <text:p text:style-name="P13">8. Please let us know if there are any other requirements we should be aware of:</text:p>
      <text:p text:style-name="P13"/>
      <text:p text:style-name="P13"/>
      <text:p text:style-name="P17">Submit the <text:span text:style-name="T6">pdf version only</text:span><text:s/>of your proposal here: <text:a xlink:type="simple" xlink:href="http://bluebox.ul.ie/index.php/iclc2020/iclc2020"><text:span text:style-name="T7">http://bluebox.ul.ie/index.php/iclc2020/iclc2020</text:span></text:a></text:p>
      <text:p text:style-name="P14"/>
      <text:p text:style-name="P14"/>
      <text:p text:style-name="P13">*If you have any questions, please contact the Performance Chair at <text:a xlink:type="simple" xlink:href="mailto:neil.oconnor@ul.ie"><text:span text:style-name="T7">neil.oconnor@ul.ie</text:span></text:a><text:span text:style-name="T8"><text:s text:c="2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